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4.834cm"/>
    </style:style>
    <style:style style:name="gr2" style:family="graphic" style:parent-style-name="standard">
      <style:graphic-properties svg:stroke-color="#000000" draw:fill-color="#1e5a96" draw:textarea-horizontal-align="justify" draw:textarea-vertical-align="middle" draw:auto-grow-height="false" fo:min-height="0.893cm" fo:min-width="4.834cm"/>
    </style:style>
    <style:style style:name="gr3" style:family="graphic" style:parent-style-name="standard">
      <style:graphic-properties draw:fill-color="#46bcc0" draw:textarea-horizontal-align="justify" draw:textarea-vertical-align="middle" draw:auto-grow-height="false" fo:min-height="0.893cm" fo:min-width="4.834cm"/>
    </style:style>
    <style:style style:name="gr4" style:family="graphic" style:parent-style-name="standard">
      <style:graphic-properties svg:stroke-color="#000000" draw:fill-color="#46bcc0" draw:textarea-horizontal-align="justify" draw:textarea-vertical-align="middle" draw:auto-grow-height="false" fo:min-height="0.893cm" fo:min-width="4.834cm"/>
    </style:style>
    <style:style style:name="gr5" style:family="graphic" style:parent-style-name="standard">
      <style:graphic-properties svg:stroke-color="#000000" draw:fill-color="#238bca" draw:textarea-horizontal-align="justify" draw:textarea-vertical-align="middle" draw:auto-grow-height="false" fo:min-height="0.893cm" fo:min-width="4.834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4.3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4.93cm"/>
    </style:style>
    <style:style style:name="P1" style:family="paragraph">
      <style:paragraph-properties fo:text-align="center"/>
      <style:text-properties fo:color="#808080"/>
    </style:style>
    <style:style style:name="P2" style:family="paragraph">
      <loext:graphic-properties draw:fill-color="#ffffff"/>
      <style:paragraph-properties fo:text-align="center"/>
      <style:text-properties fo:color="#808080"/>
    </style:style>
    <style:style style:name="P3" style:family="paragraph">
      <loext:graphic-properties draw:fill-color="#ffffff"/>
      <style:paragraph-properties fo:text-align="start"/>
      <style:text-properties fo:color="#808080"/>
    </style:style>
    <style:style style:name="P4" style:family="paragraph">
      <style:paragraph-properties fo:text-align="center"/>
      <style:text-properties fo:color="#ffffff" style:font-name="Roboto" fo:background-color="#000000"/>
    </style:style>
    <style:style style:name="P5" style:family="paragraph">
      <loext:graphic-properties draw:fill-color="#1e5a96"/>
      <style:paragraph-properties fo:text-align="center"/>
      <style:text-properties fo:color="#ffffff" style:font-name="Roboto" fo:background-color="#000000"/>
    </style:style>
    <style:style style:name="P6" style:family="paragraph">
      <style:paragraph-properties fo:text-align="center"/>
      <style:text-properties fo:color="#ffffff"/>
    </style:style>
    <style:style style:name="P7" style:family="paragraph">
      <loext:graphic-properties draw:fill-color="#46bcc0"/>
      <style:paragraph-properties fo:text-align="center"/>
      <style:text-properties fo:color="#ffffff"/>
    </style:style>
    <style:style style:name="P8" style:family="paragraph">
      <loext:graphic-properties draw:fill-color="#238bca"/>
      <style:paragraph-properties fo:text-align="end"/>
      <style:text-properties fo:color="#ffffff"/>
    </style:style>
    <style:style style:name="P9" style:family="paragraph">
      <style:paragraph-properties fo:text-align="center"/>
      <style:text-properties fo:color="#ffffff" style:font-name="Roboto"/>
    </style:style>
    <style:style style:name="P10" style:family="paragraph">
      <loext:graphic-properties draw:fill-color="#238bca"/>
      <style:paragraph-properties fo:text-align="center"/>
      <style:text-properties fo:color="#ffffff" style:font-name="Roboto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style:font-name="Roboto"/>
    </style:style>
    <style:style style:name="T1" style:family="text">
      <style:text-properties fo:color="#808080"/>
    </style:style>
    <style:style style:name="T2" style:family="text">
      <style:text-properties style:font-name="Roboto" fo:background-color="transparent"/>
    </style:style>
    <style:style style:name="T3" style:family="text">
      <style:text-properties fo:color="#ffffff" style:font-name="Roboto"/>
    </style:style>
    <style:style style:name="T4" style:family="text">
      <style:text-properties style:font-name="Robo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34cm" svg:height="1.143cm" svg:x="4.87cm" svg:y="8.056cm">
          <text:p text:style-name="P1"><text:span text:style-name="T1">Field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5.334cm" svg:height="1.143cm" svg:x="4.87cm" svg:y="6.913cm">
          <text:p text:style-name="P1"><text:span text:style-name="T1">Class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" draw:id="id1" draw:layer="layout" svg:width="5.334cm" svg:height="1.143cm" svg:x="4.87cm" svg:y="5.77cm">
          <text:p text:style-name="P4"><text:span text:style-name="T2">Fwd Poi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334cm" svg:height="1.143cm" svg:x="4.87cm" svg:y="9.199cm">
          <text:p text:style-name="P1"><text:span text:style-name="T1">Field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334cm" svg:height="1.143cm" svg:x="13.77cm" svg:y="8.055cm">
          <text:p text:style-name="P6">Field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5.334cm" svg:height="1.143cm" svg:x="13.77cm" svg:y="9.198cm">
          <text:p text:style-name="P6">Field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334cm" svg:height="1.143cm" svg:x="13.77cm" svg:y="6.912cm">
          <text:p text:style-name="P6">Class 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xml:id="id2" draw:id="id2" draw:layer="layout" svg:width="5.334cm" svg:height="1.143cm" svg:x="13.77cm" svg:y="5.769cm">
          <text:p text:style-name="P9"><text:span text:style-name="T3">Mark <text:s text:c="2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1" draw:layer="layout" draw:type="line" svg:x1="10.204cm" svg:y1="6.341cm" svg:x2="13.77cm" svg:y2="6.34cm" draw:start-shape="id1" draw:start-glue-point="1" draw:end-shape="id2" draw:end-glue-point="3" svg:d="M10204 6341l3566-1" svg:viewBox="0 0 3567 2">
          <text:p/>
        </draw:connector>
        <draw:frame draw:style-name="gr7" draw:text-style-name="P12" draw:layer="layout" svg:width="4.884cm" svg:height="1.085cm" svg:x="4.605cm" svg:y="4.624cm">
          <draw:text-box>
            <text:p><text:span text:style-name="T4">From Space</text:span></text:p>
          </draw:text-box>
        </draw:frame>
        <draw:frame draw:style-name="gr8" draw:text-style-name="P12" draw:layer="layout" svg:width="5.43cm" svg:height="1.085cm" svg:x="13.505cm" svg:y="4.624cm">
          <draw:text-box>
            <text:p><text:span text:style-name="T4">To Sp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Tschan</meta:initial-creator>
    <meta:creation-date>2020-04-24T11:00:18.507169928</meta:creation-date>
    <dc:date>2020-04-28T11:47:21.294372234</dc:date>
    <dc:creator>Daniel Tschan</dc:creator>
    <meta:editing-duration>PT55M12S</meta:editing-duration>
    <meta:editing-cycles>15</meta:editing-cycles>
    <meta:generator>LibreOffice/5.3.6.1$Linux_X86_64 LibreOffice_project/30$Build-1</meta:generator>
    <meta:document-statistic meta:object-count="11"/>
  </office:meta>
</office:document-meta>
</file>